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905cm" svg:x="2.27cm" svg:y="2.24cm">
          <text:p text:style-name="P1">Mainmenu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4.145cm">
          <text:p text:style-name="P1">Watch your - Recordings</text:p>
          <text:p text:style-name="P1">TV_WATCH_RECORD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6.05cm">
          <text:p text:style-name="P1">Watch your - Television</text:p>
          <text:p text:style-name="P1">TV_WATCH_L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7.955cm">
          <text:p text:style-name="P1">Watch your - Movies</text:p>
          <text:p text:style-name="P1">JUMP Myth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9.86cm">
          <text:p text:style-name="P1">Listen to - Music</text:p>
          <text:p text:style-name="P1">JUMP Play musi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11.765cm">
          <text:p text:style-name="P1">Watch your - DVD</text:p>
          <text:p text:style-name="P1">JUMP Play DV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13.67cm">
          <text:p text:style-name="P1">View your - Pictures</text:p>
          <text:p text:style-name="P1">PLUGIN mythgalle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15.575cm">
          <text:p text:style-name="P1">Check the - Weather</text:p>
          <text:p text:style-name="P1">PLUGIN mythweath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8.89cm" svg:height="1.905cm" svg:x="2.27cm" svg:y="17.48cm">
          <text:p text:style-name="P1">Surf the - Internet</text:p>
          <text:p text:style-name="P1">MENU mms_web.xml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8.89cm" svg:height="1.905cm" svg:x="2.27cm" svg:y="19.385cm">
          <text:p text:style-name="P1">Exchange your - Files</text:p>
          <text:p text:style-name="P1">MENU mms_files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21.29cm">
          <text:p text:style-name="P1">Configure the - System</text:p>
          <text:p text:style-name="P1">MENU mms_system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.27cm" svg:y="23.195cm">
          <text:p text:style-name="P1">View the - EPG</text:p>
          <text:p text:style-name="P1">MENU mms_guide.xml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8.89cm" svg:height="1.905cm" svg:x="14.905cm" svg:y="2.27cm">
          <text:p text:style-name="P1">mms_web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4.175cm">
          <text:p text:style-name="P1">Internet video sites - Search</text:p>
          <text:p text:style-name="P1">JUMP MythNetSear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6.08cm">
          <text:p text:style-name="P1">Internet video sites - Browse</text:p>
          <text:p text:style-name="P1">JUMP MythNetTre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7.985cm">
          <text:p text:style-name="P1">Browse the - Web</text:p>
          <text:p text:style-name="P1">PLUGIN mythbrow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9.89cm">
          <text:p text:style-name="P1">Browse the - Web</text:p>
          <text:p text:style-name="P1">PLUGIN mythbrow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11.795cm">
          <text:p text:style-name="P1">Read the - News</text:p>
          <text:p text:style-name="P1">PLUGIN mythnew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13.7cm">
          <text:p text:style-name="P1">Send and receive - Tweets</text:p>
          <text:p text:style-name="P1">JUMP MythTwitter_Timel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14.905cm" svg:y="15.605cm">
          <text:p text:style-name="P1">Share your – Hardware profile</text:p>
          <text:p text:style-name="P1">PLUGIN mythsmol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16cm" svg:y1="18.432cm" svg:x2="14.905cm" svg:y2="3.222cm" draw:start-shape="id1" draw:start-glue-point="1" draw:end-shape="id2" draw:end-glue-point="3" svg:d="m11160 18432h1873v-15210h1872">
          <text:p/>
        </draw:connector>
        <draw:custom-shape draw:style-name="gr1" draw:text-style-name="P1" draw:id="id4" draw:layer="layout" svg:width="8.89cm" svg:height="1.905cm" svg:x="27.646cm" svg:y="2.226cm">
          <text:p text:style-name="P1">mms_files.xml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8.89cm" svg:height="1.905cm" svg:x="27.646cm" svg:y="4.131cm">
          <text:p text:style-name="P1">Import and export - Files</text:p>
          <text:p text:style-name="P1">PLUGIN mytharc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7.646cm" svg:y="6.036cm">
          <text:p text:style-name="P1">Import your - CD</text:p>
          <text:p text:style-name="P1">JUMP Rip 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27.646cm" svg:y="7.941cm">
          <text:p text:style-name="P1">Eject your – Media</text:p>
          <text:p text:style-name="P1">EJ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6.362cm" svg:x1="11.16cm" svg:y1="20.337cm" svg:x2="27.646cm" svg:y2="3.178cm" draw:start-shape="id3" draw:start-glue-point="1" draw:end-shape="id4" draw:end-glue-point="3" svg:d="m11160 20337h14605v-17159h1881">
          <text:p/>
        </draw:connector>
        <draw:custom-shape draw:style-name="gr1" draw:text-style-name="P1" draw:layer="layout" svg:width="8.89cm" svg:height="1.905cm" svg:x="40.37cm" svg:y="2.27cm">
          <text:p text:style-name="P1">archivemenu.xml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8.89cm" svg:height="1.905cm" svg:x="40.37cm" svg:y="4.175cm">
          <text:p text:style-name="P1">Create your - DVD</text:p>
          <text:p text:style-name="P1">ARCHIVE_CREATE_DV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6.08cm">
          <text:p text:style-name="P1">Create your - Exports</text:p>
          <text:p text:style-name="P1">ARCHIVE_CREATE_ARC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7.985cm">
          <text:p text:style-name="P1">Encode – Video File</text:p>
          <text:p text:style-name="P1">ARCHIVE_ENCODE_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40.37cm" svg:y="9.89cm">
          <text:p text:style-name="P1">Import an - Archive</text:p>
          <text:p text:style-name="P1">ARCHIVE_IMPORT_VIDEO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8.89cm" svg:height="1.905cm" svg:x="40.37cm" svg:y="11.795cm">
          <text:p text:style-name="P1">Use archive - Utilities</text:p>
          <text:p text:style-name="P1">MENU archiveutils.xm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6.536cm" svg:y1="5.083cm" svg:x2="40.37cm" svg:y2="5.127cm" draw:start-shape="id5" draw:start-glue-point="1" draw:end-shape="id6" draw:end-glue-point="3" svg:d="m36536 5083h1917v44h1917">
          <text:p/>
        </draw:connector>
        <draw:custom-shape draw:style-name="gr2" draw:text-style-name="P1" draw:layer="layout" svg:width="8.89cm" svg:height="1.905cm" svg:x="40.37cm" svg:y="13.7cm">
          <text:p text:style-name="P1">Eject your – Media</text:p>
          <text:p text:style-name="P1">E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8.89cm" svg:height="1.905cm" svg:x="53.136cm" svg:y="2.267cm">
          <text:p text:style-name="P1">archiveutils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53.136cm" svg:y="4.172cm">
          <text:p text:style-name="P1">Show - Log</text:p>
          <text:p text:style-name="P1">ARCHIVE_LAST_LO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53.136cm" svg:y="6.077cm">
          <text:p text:style-name="P1">Test created - DVD</text:p>
          <text:p text:style-name="P1">ARCHIVE_TEST_DV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.905cm" svg:x="53.136cm" svg:y="7.982cm">
          <text:p text:style-name="P1">Encode – Video File</text:p>
          <text:p text:style-name="P1">ARCHIVE_ENCODE_VIDE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9.26cm" svg:y1="12.747cm" svg:x2="53.136cm" svg:y2="3.219cm" draw:start-shape="id7" draw:start-glue-point="1" draw:end-shape="id8" draw:end-glue-point="3" svg:d="m49260 12747h1938v-9528h1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ed Verhagen</meta:initial-creator>
    <meta:creation-date>2012-02-28T23:18:03</meta:creation-date>
    <dc:date>2012-03-02T09:26:43</dc:date>
    <dc:creator>Ted Verhagen</dc:creator>
    <meta:editing-duration>PT02H20M55S</meta:editing-duration>
    <meta:editing-cycles>12</meta:editing-cycles>
    <meta:generator>OpenOffice.org/3.2$Linux OpenOffice.org_project/320m19$Build-9505</meta:generator>
    <meta:document-statistic meta:object-count="39"/>
  </office:meta>
</office:document-meta>
</file>